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cedfb" officeooo:paragraph-rsid="001ced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GitHUB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21:08:10.428104873</meta:creation-date>
    <dc:date>2020-03-05T21:10:53.499376190</dc:date>
    <meta:editing-duration>PT2M46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6.1.5.2$Linux_X86_64 LibreOffice_project/10$Build-2</meta:generator>
  </office:meta>
</office:document-meta>
</file>